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into" svg:font-family="Ginto, ui-sans-serif, system-ui, sans-serif, 'Apple Color Emoji', 'Segoe UI Emoji', 'Segoe UI Symbol', 'Noto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bf9d4" officeooo:paragraph-rsid="001bf9d4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officeooo:paragraph-rsid="001bf9d4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officeooo:paragraph-rsid="001d6938"/>
    </style:style>
    <style:style style:name="P6" style:family="paragraph" style:parent-style-name="Text_20_body">
      <style:paragraph-properties fo:margin-top="0cm" fo:margin-bottom="0cm" style:contextual-spacing="false"/>
    </style:style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5">
      <style:paragraph-properties fo:margin-top="0cm" fo:margin-bottom="0cm" style:contextual-spacing="false"/>
    </style:style>
    <style:style style:name="P9" style:family="paragraph" style:parent-style-name="Text_20_body" style:list-style-name="L5">
      <style:paragraph-properties fo:padding="0cm" fo:border="none"/>
    </style:style>
    <style:style style:name="P10" style:family="paragraph" style:parent-style-name="Text_20_body" style:list-style-name="L6">
      <style:paragraph-properties fo:margin-top="0cm" fo:margin-bottom="0cm" style:contextual-spacing="false"/>
      <style:text-properties officeooo:paragraph-rsid="001d6938"/>
    </style:style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7">
      <style:text-properties officeooo:paragraph-rsid="001d6938"/>
    </style:style>
    <style:style style:name="T1" style:family="text">
      <style:text-properties officeooo:rsid="001bf9d4"/>
    </style:style>
    <style:style style:name="T2" style:family="text">
      <style:text-properties fo:font-weight="normal" officeooo:rsid="001bf9d4" style:font-weight-asian="normal" style:font-weight-complex="normal"/>
    </style:style>
    <style:style style:name="T3" style:family="text">
      <style:text-properties fo:font-weight="normal" officeooo:rsid="001d6938" style:font-weight-asian="normal" style:font-weight-complex="normal"/>
    </style:style>
    <style:style style:name="T4" style:family="text">
      <style:text-properties loext:padding="0cm" loext:border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d693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list xml:id="list4097465530" text:style-name="L1">
        <text:list-item>
          <text:p text:style-name="P2"><text:span text:style-name="Strong_20_Emphasis"><text:span text:style-name="T1">¿</text:span></text:span><text:span text:style-name="Strong_20_Emphasis">Qué es una GPU y cuál es su función principal en una tarjeta gráfica?</text:span></text:p>
          <text:p text:style-name="P4">La GPU (Graphics Processing Unit) es el corazón de una tarjeta gráfica. Es un procesador diseñado para acelerar el renderizado de imágenes y videos. </text:p>
          <text:p text:style-name="P4">Su principal función es manejar y mejorar la salida visual de un sistema, liberando al CPU de tareas gráficas intensivas. </text:p>
          <text:p text:style-name="P4"/>
        </text:list-item>
        <text:list-item>
          <text:p text:style-name="P2"><text:span text:style-name="Strong_20_Emphasis">¿Qué tipo de memoria se utiliza en las tarjetas gráficas y para qué sirve?</text:span></text:p>
          <text:p text:style-name="P2">Las tarjetas gráficas utilizan principalmente memoria GDDR. Además, algunos modelos avanzados utilizan HBM. </text:p>
        </text:list-item>
      </text:list>
      <text:list text:style-name="L3">
        <text:list-item>
          <text:list>
            <text:list-item>
              <text:p text:style-name="P7"><text:span text:style-name="T5">GDDR</text:span>: Proporciona alta velocidad de transferencia y ancho de banda, esencial para renderizar gráficos complejos y manejar texturas grandes.</text:p>
            </text:list-item>
            <text:list-item>
              <text:p text:style-name="P7"><text:span text:style-name="T5">HBM</text:span>: Ofrece mayor ancho de banda y eficiencia energética, utilizada en tarjetas gráficas de alto rendimiento y estaciones de trabajo.</text:p>
            </text:list-item>
          </text:list>
        </text:list-item>
      </text:list>
      <text:list xml:id="list142632792653599" text:continue-list="list4097465530" text:style-name="L1">
        <text:list-header>
          <text:p text:style-name="P2"/>
        </text:list-header>
        <text:list-item>
          <text:p text:style-name="P2"><text:span text:style-name="Strong_20_Emphasis">¿Cuáles son los conectores de salida comunes en una tarjeta gráfica?</text:span></text:p>
          <text:p text:style-name="P4"><text:span text:style-name="Strong_20_Emphasis"><text:span text:style-name="T2">HDMI, USB-C, Display port, DVI, VGA.</text:span></text:span></text:p>
          <text:p text:style-name="P4"><text:span text:style-name="Strong_20_Emphasis"><text:span text:style-name="T2"/></text:span></text:p>
        </text:list-item>
        <text:list-item>
          <text:p text:style-name="P2"><text:span text:style-name="Strong_20_Emphasis">¿Por qué es importante el sistema de refrigeración en una tarjeta gráfica?</text:span></text:p>
          <text:p text:style-name="P4"><text:span text:style-name="Strong_20_Emphasis"><text:span text:style-name="T2">Porque si no la temperatura se eleva demasiado y no puede trabajar.</text:span></text:span></text:p>
          <text:p text:style-name="P4"><text:span text:style-name="Strong_20_Emphasis"><text:span text:style-name="T2"/></text:span></text:p>
        </text:list-item>
        <text:list-item>
          <text:p text:style-name="P2"><text:span text:style-name="Strong_20_Emphasis">¿Qué significa la frecuencia del reloj en una tarjeta gráfica y cómo afecta al rendimiento?</text:span></text:p>
          <text:p text:style-name="P4"><text:span text:style-name="Strong_20_Emphasis"><text:span text:style-name="T2">Es la velocidad a la que la GPU realiza ciclos de procesamiento. </text:span></text:span></text:p>
          <text:p text:style-name="P4"><text:span text:style-name="Strong_20_Emphasis"><text:span text:style-name="T2">Se mide en megahercios (MHz) o gigahercios (GHz). Cuanto mayor sea la frecuencia del reloj, más instrucciones puede procesar la GPU por segundo.</text:span></text:span></text:p>
          <text:p text:style-name="P4"><text:span text:style-name="Strong_20_Emphasis"><text:span text:style-name="T2">Esto afecta al rendimiento dándole mayor rendimiento, una mejor tasa de cuadros y mayor rendimiento en Cálculos.</text:span></text:span></text:p>
          <text:p text:style-name="P4"><text:span text:style-name="Strong_20_Emphasis"><text:span text:style-name="T2"/></text:span></text:p>
        </text:list-item>
        <text:list-item>
          <text:p text:style-name="P2"><text:span text:style-name="Strong_20_Emphasis">¿Qué tecnologías de soporte mejoran la calidad visual en las tarjetas gráficas?</text:span></text:p>
        </text:list-item>
      </text:list>
      <text:list text:style-name="L5">
        <text:list-item>
          <text:p text:style-name="P8"><text:span text:style-name="Strong_20_Emphasis"><text:span text:style-name="T4">Anti-Aliasing (AA): Suaviza los bordes dentados de los objetos, mejorando la nitidez de las imágenes.</text:span></text:span></text:p>
        </text:list-item>
        <text:list-item>
          <text:p text:style-name="P9"><text:span text:style-name="Strong_20_Emphasis"><text:span text:style-name="T4">Ray Tracing</text:span></text:span><text:span text:style-name="T4">: Simula de manera realista el comportamiento de la luz, creando reflejos y sombras más precisos.</text:span></text:p>
        </text:list-item>
        <text:list-item>
          <text:p text:style-name="P9"><text:span text:style-name="Strong_20_Emphasis"><text:span text:style-name="T4">HDR (High Dynamic Range)</text:span></text:span><text:span text:style-name="T4">: Amplía el rango de luminosidad y contraste, ofreciendo colores más vivos y detalles más precisos.</text:span></text:p>
        </text:list-item>
        <text:list-item>
          <text:p text:style-name="P9"><text:span text:style-name="Strong_20_Emphasis"><text:span text:style-name="T4">NVIDIA DLSS (Deep Learning Super Sampling)</text:span></text:span><text:span text:style-name="T4">: Utiliza inteligencia artificial para mejorar la resolución de las imágenes, aumentando la calidad visual y el rendimiento.</text:span></text:p>
        </text:list-item>
        <text:list-item>
          <text:p text:style-name="P9"><text:span text:style-name="Strong_20_Emphasis"><text:span text:style-name="T4">AMD FidelityFX Super Resolution (FSR)</text:span></text:span><text:span text:style-name="T4">: Técnica de escalado que mejora la calidad visual y el rendimiento, similar a DLSS pero para tarjetas gráficas AMD.</text:span></text:p>
        </text:list-item>
      </text:list>
      <text:p text:style-name="P6"><text:span text:style-name="Strong_20_Emphasis"/></text:p>
      <text:p text:style-name="P6"><text:span text:style-name="Strong_20_Emphasis"/></text:p>
      <text:list xml:id="list142633915458122" text:continue-list="list142632792653599" text:style-name="L1">
        <text:list-item>
          <text:p text:style-name="P2"><text:soft-page-break/><text:span text:style-name="Strong_20_Emphasis">¿Cómo beneficia el procesamiento en paralelo a las aplicaciones de renderización 3D?</text:span></text:p>
          <text:p text:style-name="P5"><text:span text:style-name="Strong_20_Emphasis"><text:span text:style-name="T3">Permitiendo la ejecución simultánea de múltiples tareas. En lugar de procesar una sola instrucción a la vez, como en el procesamiento secuencial, el procesamiento en paralelo divide las tareas en sub-tareas que se pueden ejecutar al mismo tiempo en múltiples núcleos de la GPU.</text:span></text:span></text:p>
          <text:p text:style-name="P5"><text:span text:style-name="Strong_20_Emphasis"><text:span text:style-name="T3"/></text:span></text:p>
        </text:list-item>
        <text:list-item>
          <text:p text:style-name="P2"><text:bookmark text:name="yui_3_18_1_1_1729768506199_95"/><text:span text:style-name="Strong_20_Emphasis">¿Qué es una tarjeta de red LAN y qué velocidades puede soportar?</text:span></text:p>
          <text:p text:style-name="P2"><text:span text:style-name="T6">Es</text:span> un hardware que permite a un dispositivo conectarse a una red local. </text:p>
          <text:p text:style-name="P5"><text:span text:style-name="T6">Velocidades:</text:span></text:p>
        </text:list-item>
      </text:list>
      <text:list text:style-name="L6">
        <text:list-item>
          <text:list>
            <text:list-item>
              <text:p text:style-name="P10">Fast Ethernet: Hasta 100 Mbps (megabits por segundo).</text:p>
            </text:list-item>
            <text:list-item>
              <text:p text:style-name="P11">Gigabit Ethernet: Hasta 1 Gbps (gigabit por segundo).</text:p>
            </text:list-item>
            <text:list-item>
              <text:p text:style-name="P11">10 Gigabit Ethernet: Hasta 10 Gbps.</text:p>
            </text:list-item>
            <text:list-item>
              <text:p text:style-name="P11">25/40/50/100 Gigabit Ethernet: Velocidades mayores, usadas principalmente en entornos empresariales y centros de datos.</text:p>
              <text:p text:style-name="P11"/>
            </text:list-item>
          </text:list>
        </text:list-item>
      </text:list>
      <text:list text:continue-list="list142633915458122" text:style-name="L1">
        <text:list-item>
          <text:p text:style-name="P2"><text:span text:style-name="Strong_20_Emphasis">¿Qué ventajas ofrece una tarjeta de red Wi-Fi 6 en comparación con versiones anteriores?</text:span></text:p>
          <text:p text:style-name="P5"><text:span text:style-name="Strong_20_Emphasis"><text:span text:style-name="T3">Mayor velocidad, menor latencia, mayor capacidad, mejor eficiencia energética, mayor cobertura.</text:span></text:span></text:p>
          <text:p text:style-name="P5"><text:span text:style-name="Strong_20_Emphasis"><text:span text:style-name="T3"/></text:span></text:p>
        </text:list-item>
        <text:list-item>
          <text:p text:style-name="P3"><text:span text:style-name="Strong_20_Emphasis">¿Qué funciones adicionales pueden ofrecer las tarjetas multimedia, como las tarjetas de sonido y capturadoras de video?</text:span></text:p>
        </text:list-item>
      </text:list>
      <text:list text:style-name="L7">
        <text:list-item>
          <text:p text:style-name="P12"><text:span text:style-name="Strong_20_Emphasis"><text:span text:style-name="T3">Tarjetas de sonido</text:span></text:span></text:p>
          <text:list>
            <text:list-item>
              <text:p text:style-name="P12"><text:span text:style-name="Strong_20_Emphasis"><text:span text:style-name="T3">Audio de Alta calidad</text:span></text:span></text:p>
            </text:list-item>
            <text:list-item>
              <text:p text:style-name="P12"><text:span text:style-name="Strong_20_Emphasis"><text:span text:style-name="T3">E/S de Audio avanzados</text:span></text:span></text:p>
            </text:list-item>
            <text:list-item>
              <text:p text:style-name="P12"><text:span text:style-name="Strong_20_Emphasis"><text:span text:style-name="T3">Procesamiento de efectos</text:span></text:span></text:p>
            </text:list-item>
            <text:list-item>
              <text:p text:style-name="P12"><text:span text:style-name="Strong_20_Emphasis"><text:span text:style-name="T3">Reducción de ruido</text:span></text:span></text:p>
            </text:list-item>
          </text:list>
        </text:list-item>
        <text:list-item>
          <text:p text:style-name="P12"><text:span text:style-name="Strong_20_Emphasis"><text:span text:style-name="T3">Capturadoras de Video</text:span></text:span></text:p>
          <text:list>
            <text:list-item>
              <text:p text:style-name="P12"><text:span text:style-name="Strong_20_Emphasis"><text:span text:style-name="T3">Grabación de vídeo</text:span></text:span></text:p>
            </text:list-item>
            <text:list-item>
              <text:p text:style-name="P12"><text:span text:style-name="Strong_20_Emphasis"><text:span text:style-name="T3">Streaming en vivo</text:span></text:span></text:p>
            </text:list-item>
            <text:list-item>
              <text:p text:style-name="P12"><text:span text:style-name="Strong_20_Emphasis"><text:span text:style-name="T3">Edición en Tiempo real</text:span></text:span></text:p>
            </text:list-item>
            <text:list-item>
              <text:p text:style-name="P12"><text:span text:style-name="Strong_20_Emphasis"><text:span text:style-name="T3">Captura de fotograma</text:span></text:span></text:p>
            </text:list-item>
            <text:list-item>
              <text:p text:style-name="P12"><text:span text:style-name="Strong_20_Emphasis"><text:span text:style-name="T3">Conversión de formatos</text:span></text:span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into" svg:font-family="Ginto, ui-sans-serif, system-ui, sans-serif, 'Apple Color Emoji', 'Segoe UI Emoji', 'Segoe UI Symbol', 'Noto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f9d4" officeooo:paragraph-rsid="001bf9d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IES BELÉN<text:tab/>SISTEMAS INFORMÁTICOS<text:tab/>Ramón Martin España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4T14:07:35.370000000</meta:creation-date>
    <dc:date>2024-10-24T14:26:32.414000000</dc:date>
    <meta:editing-duration>PT7M43S</meta:editing-duration>
    <meta:editing-cycles>1</meta:editing-cycles>
    <meta:document-statistic meta:table-count="0" meta:image-count="0" meta:object-count="0" meta:page-count="2" meta:paragraph-count="46" meta:word-count="578" meta:character-count="3571" meta:non-whitespace-character-count="3066"/>
    <meta:generator>LibreOffice/24.2.5.2$Windows_X86_64 LibreOffice_project/bffef4ea93e59bebbeaf7f431bb02b1a39ee8a59</meta:generator>
  </office:meta>
</office:document-meta>
</file>